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paragraph-rsid="0018bc3f"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officeooo:paragraph-rsid="0018bc3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9ce5a" officeooo:paragraph-rsid="0019ce5a"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1b13e1" officeooo:paragraph-rsid="001b78aa" style:font-size-asian="10.5pt" style:font-weight-asian="normal" style:font-size-complex="12pt" style:font-weight-complex="normal"/>
    </style:style>
    <style:style style:name="P5" style:family="paragraph" style:parent-style-name="Standard" style:list-style-name="L1">
      <style:paragraph-properties fo:text-align="justify" style:justify-single-word="false"/>
      <style:text-properties fo:font-size="12pt" fo:font-weight="normal" officeooo:rsid="001b78aa" officeooo:paragraph-rsid="001b78aa" style:font-size-asian="10.5pt" style:font-weight-asian="normal" style:font-size-complex="12pt" style:font-weight-complex="normal"/>
    </style:style>
    <style:style style:name="P6" style:family="paragraph" style:parent-style-name="Standard" style:list-style-name="L1">
      <style:paragraph-properties fo:text-align="justify" style:justify-single-word="false"/>
      <style:text-properties fo:font-size="12pt" fo:font-weight="normal" officeooo:rsid="001b78aa" officeooo:paragraph-rsid="001c70ed" style:font-size-asian="10.5pt" style:font-weight-asian="normal" style:font-size-complex="12pt" style:font-weight-complex="normal"/>
    </style:style>
    <style:style style:name="P7" style:family="paragraph" style:parent-style-name="Standard" style:list-style-name="L1">
      <style:paragraph-properties fo:text-align="justify" style:justify-single-word="false"/>
      <style:text-properties fo:font-size="12pt" fo:font-weight="normal" officeooo:rsid="001c70ed" officeooo:paragraph-rsid="001c70e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d3f3d" officeooo:paragraph-rsid="001d3f3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bold" officeooo:rsid="0019ce5a" officeooo:paragraph-rsid="0019ce5a" style:font-size-asian="10.5pt" style:font-weight-asian="bold" style:font-size-complex="12pt" style:font-weight-complex="bold"/>
    </style:style>
    <style:style style:name="T1" style:family="text">
      <style:text-properties officeooo:rsid="0018bc3f"/>
    </style:style>
    <style:style style:name="T2" style:family="text">
      <style:text-properties fo:font-weight="bold" style:font-weight-asian="bold" style:font-weight-complex="bold"/>
    </style:style>
    <style:style style:name="T3" style:family="text">
      <style:text-properties officeooo:rsid="001b78aa"/>
    </style:style>
    <style:style style:name="T4" style:family="text">
      <style:text-properties officeooo:rsid="001c70ed"/>
    </style:style>
    <style:style style:name="T5" style:family="text">
      <style:text-properties officeooo:rsid="001d3f3d"/>
    </style:style>
    <style:style style:name="T6" style:family="text">
      <style:text-properties officeooo:rsid="001e8c7e"/>
    </style:style>
    <style:style style:name="T7" style:family="text">
      <style:text-properties fo:font-style="italic" style:font-style-asian="italic" style:font-style-complex="italic"/>
    </style:style>
    <style:style style:name="T8" style:family="text">
      <style:text-properties fo:font-style="italic" officeooo:rsid="001e8c7e"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aga 23th ECTQG Session <text:span text:style-name="T1">on</text:span></text:p>
      <text:p text:style-name="P1"><text:span text:style-name="T1">New Methods for the Validation of Spatial Simulation Models</text:span></text:p>
      <text:p text:style-name="P1"/>
      <text:p text:style-name="P2"/>
      <text:p text:style-name="P2"/>
      <text:p text:style-name="P3"><text:span text:style-name="T2">Organisers</text:span>: Juste Raimbault (LaSTIG, Univ. Gustave Eiffel, IGN-ENSG), Denise Pumain (UMR CNRS 8504, Univ. Paris 1), Romain Reuillon (ISC-PIF, CNRS)</text:p>
      <text:p text:style-name="P3"/>
      <text:p text:style-name="P3"><text:span text:style-name="T2">Session title:</text:span> New Methods for the Validation of Spatial Simulation Models</text:p>
      <text:p text:style-name="P3"/>
      <text:p text:style-name="P9">Description:</text:p>
      <text:p text:style-name="P4">Spatial simulation models in quantitative geography, or other quantitative spatial social sciences, are specifically prone to difficulties to be validated, for several reasons including the complexity intrinsic to spatial processes, the high dimensionality of their parameter space and in which their dynamics take place, or the recurrence of path-dependency and equifinality. Methods <text:span text:style-name="T3">have been developed</text:span> to explore model behavior, to validate <text:span text:style-name="T5">and evaluate</text:span> <text:span text:style-name="T3">model outcomes and to increase confidence on the modelling process, including sensitivity analysis, calibration and optimisation. This special session will focus on the latest investigation and future perspectives in that context. Specific questions on this subject include:</text:span></text:p>
      <text:list xml:id="list740602558" text:style-name="L1">
        <text:list-item>
          <text:p text:style-name="P5">the development of novel methods for simulation models exploration and validation;</text:p>
        </text:list-item>
        <text:list-item>
          <text:p text:style-name="P5">sensitivity analysis methods focusing on the role of space or the spatial properties of models;</text:p>
        </text:list-item>
        <text:list-item>
          <text:p text:style-name="P6">the use of diverse methodologies <text:span text:style-name="T4">which are not often coupled with simulation</text:span>, such as <text:span text:style-name="T4">b</text:span>ayesian signal processing, or machine learning to build surrogates;</text:p>
        </text:list-item>
        <text:list-item>
          <text:p text:style-name="P5">open tools, methods and platforms implementing such approaches;</text:p>
        </text:list-item>
        <text:list-item>
          <text:p text:style-name="P5">epistemology of simulation models and model validation, different definitions of model validation depending on model functions and context;</text:p>
        </text:list-item>
        <text:list-item>
          <text:p text:style-name="P7">the role and implication of various stakeholders in the model validation process (experts, modellers, citizens, decision-makers).</text:p>
        </text:list-item>
      </text:list>
      <text:p text:style-name="P3"/>
      <text:p text:style-name="P3"/>
      <text:p text:style-name="P8"><text:span text:style-name="T2">Journal special issue:</text:span> potential special issue in <text:span text:style-name="T7">Environment and Planning B: </text:span><text:span text:style-name="T8">Urban Analytics and City Sci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4-05T10:46:32.077778200</meta:creation-date>
    <dc:date>2023-04-05T11:26:30.628113256</dc:date>
    <meta:editing-duration>PT18M30S</meta:editing-duration>
    <meta:editing-cycles>6</meta:editing-cycles>
    <meta:generator>LibreOffice/5.4.6.2$MacOSX_X86_64 LibreOffice_project/4014ce260a04f1026ba855d3b8d91541c224eab8</meta:generator>
    <meta:document-statistic meta:table-count="0" meta:image-count="0" meta:object-count="0" meta:page-count="1" meta:paragraph-count="13" meta:word-count="259" meta:character-count="1828" meta:non-whitespace-character-count="1588"/>
  </office:meta>
</office:document-meta>
</file>